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40000004C14C3A48DBEC8A41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TablaPequeña">
      <style:text-properties fo:language="en" fo:country="GB"/>
    </style:style>
    <style:style style:name="P2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Titulo2">
      <style:text-properties officeooo:rsid="03003885" officeooo:paragraph-rsid="03003885"/>
    </style:style>
    <style:style style:name="P5" style:family="paragraph" style:parent-style-name="Titulo2">
      <style:text-properties officeooo:rsid="0300d561" officeooo:paragraph-rsid="0300d561"/>
    </style:style>
    <style:style style:name="P6" style:family="paragraph" style:parent-style-name="Text_20_body">
      <style:text-properties officeooo:rsid="0300d561" officeooo:paragraph-rsid="0300d561"/>
    </style:style>
    <style:style style:name="P7" style:family="paragraph" style:parent-style-name="Código">
      <style:text-properties officeooo:rsid="00ff1f8c" officeooo:paragraph-rsid="03040d44"/>
    </style:style>
    <style:style style:name="P8" style:family="paragraph" style:parent-style-name="Código">
      <style:text-properties officeooo:rsid="01009df2" officeooo:paragraph-rsid="03040d44"/>
    </style:style>
    <style:style style:name="P9" style:family="paragraph" style:parent-style-name="Código">
      <style:text-properties officeooo:rsid="0104771f" officeooo:paragraph-rsid="030524de"/>
    </style:style>
    <style:style style:name="P10" style:family="paragraph" style:parent-style-name="Código">
      <style:text-properties officeooo:rsid="0105e8a0" officeooo:paragraph-rsid="030524de"/>
    </style:style>
    <style:style style:name="P11" style:family="paragraph" style:parent-style-name="Titulo1">
      <style:text-properties fo:language="en" fo:country="GB" officeooo:rsid="02412e0d" officeooo:paragraph-rsid="02412e0d"/>
    </style:style>
    <style:style style:name="P12" style:family="paragraph" style:parent-style-name="Titulo2" style:list-style-name="L1">
      <style:text-properties fo:color="#993300" fo:font-size="16pt" fo:language="en" fo:country="GB" fo:font-weight="bold" officeooo:rsid="005da4f5" officeooo:paragraph-rsid="02550a45" style:font-name-asian="Lucida Console" style:font-size-asian="16pt" style:font-weight-asian="bold" style:font-size-complex="16pt"/>
    </style:style>
    <style:style style:name="P13" style:family="paragraph" style:parent-style-name="Titulo2">
      <style:text-properties fo:color="#993300" fo:font-size="16pt" fo:language="en" fo:country="GB" fo:font-weight="bold" officeooo:rsid="005da4f5" officeooo:paragraph-rsid="02550a45" style:font-name-asian="Lucida Console" style:font-size-asian="16pt" style:font-weight-asian="bold" style:font-size-complex="16pt"/>
    </style:style>
    <style:style style:name="P14" style:family="paragraph" style:parent-style-name="Titulo2">
      <style:text-properties officeooo:rsid="0300d561" officeooo:paragraph-rsid="0300d561"/>
    </style:style>
    <style:style style:name="P15" style:family="paragraph" style:parent-style-name="Titulo2">
      <style:text-properties officeooo:rsid="03040d44" officeooo:paragraph-rsid="03040d44"/>
    </style:style>
    <style:style style:name="P16" style:family="paragraph" style:parent-style-name="Titulo2">
      <style:text-properties officeooo:rsid="030524de" officeooo:paragraph-rsid="030524de"/>
    </style:style>
    <style:style style:name="P17" style:family="paragraph" style:parent-style-name="Enumeración_20_Contraste">
      <style:text-properties officeooo:rsid="0300d561" officeooo:paragraph-rsid="0300d561"/>
    </style:style>
    <style:style style:name="P18" style:family="paragraph" style:parent-style-name="Enumeración_20_Contraste">
      <style:text-properties officeooo:rsid="0300d561" officeooo:paragraph-rsid="03023a37"/>
    </style:style>
    <style:style style:name="P19" style:family="paragraph" style:parent-style-name="Enumeración_20_Contraste">
      <style:text-properties officeooo:rsid="03023a37" officeooo:paragraph-rsid="03023a37"/>
    </style:style>
    <style:style style:name="P20" style:family="paragraph" style:parent-style-name="Codigo_20_Cuadro_20_Flotante">
      <style:text-properties officeooo:rsid="03040d44" officeooo:paragraph-rsid="03040d44"/>
    </style:style>
    <style:style style:name="P21" style:family="paragraph" style:parent-style-name="Text_20_body">
      <style:text-properties style:font-name="Liberation Serif" officeooo:rsid="01009df2" officeooo:paragraph-rsid="03040d44"/>
    </style:style>
    <style:style style:name="P22" style:family="paragraph" style:parent-style-name="Text_20_body">
      <style:text-properties style:font-name="Liberation Serif" officeooo:rsid="0105e8a0" officeooo:paragraph-rsid="030524de"/>
    </style:style>
    <style:style style:name="P23" style:family="paragraph" style:parent-style-name="Text_20_body">
      <style:text-properties officeooo:rsid="030524de" officeooo:paragraph-rsid="030524de"/>
    </style:style>
    <style:style style:name="P24" style:family="paragraph" style:parent-style-name="Sección">
      <style:text-properties fo:language="en" fo:country="GB" officeooo:rsid="02f74ed0" officeooo:paragraph-rsid="02fe699e"/>
    </style:style>
    <style:style style:name="P25" style:family="paragraph" style:parent-style-name="Sección">
      <style:text-properties fo:language="en" fo:country="GB" officeooo:rsid="02fe699e" officeooo:paragraph-rsid="02fe699e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officeooo:rsid="02fe699e"/>
    </style:style>
    <style:style style:name="T3" style:family="text">
      <style:text-properties officeooo:rsid="02f74ed0"/>
    </style:style>
    <style:style style:name="T4" style:family="text">
      <style:text-properties fo:language="en" fo:country="G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3023a37"/>
    </style:style>
    <style:style style:name="T7" style:family="text">
      <style:text-properties officeooo:rsid="03040d44"/>
    </style:style>
    <style:style style:name="T8" style:family="text">
      <style:text-properties officeooo:rsid="01020048"/>
    </style:style>
    <style:style style:name="T9" style:family="text">
      <style:text-properties officeooo:rsid="030524de"/>
    </style:style>
    <style:style style:name="T10" style:family="text">
      <style:text-properties officeooo:rsid="010b7323"/>
    </style:style>
    <style:style style:name="T11" style:family="text">
      <style:text-properties officeooo:rsid="0106c8af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/>
      <text:h text:style-name="P11" text:outline-level="1"/>
      <text:h text:style-name="P11" text:outline-level="1"/>
      <text:h text:style-name="P25" text:outline-level="1">Basic</text:h>
      <text:h text:style-name="P24" text:outline-level="1"><text:s/><text:span text:style-name="T2">NetWorking</text:span></text:h>
      <text:list xml:id="list933531676" text:style-name="L1">
        <text:list-item>
          <text:list>
            <text:list-header>
              <text:p text:style-name="P12"><text:line-break/></text:p>
            </text:list-header>
          </text:list>
        </text:list-item>
      </text:list>
      <text:p text:style-name="P13"/>
      <text:p text:style-name="P13"/>
      <text:p text:style-name="P4"/>
      <text:p text:style-name="P6"><text:soft-page-break/>The purpose is to stablish a channel of comunication between client and server for sending and receiving data.</text:p>
      <text:p text:style-name="P6"/>
      <text:p text:style-name="P6"/>
      <text:p text:style-name="P5">INTERFACES</text:p>
      <text:list xml:id="list1005825792" text:style-name="WW8Num2">
        <text:list-item>
          <text:p text:style-name="P17"><text:span text:style-name="T5">Socket</text:span> → Contains data of the socket;</text:p>
        </text:list-item>
        <text:list-item>
          <text:p text:style-name="P17"><text:span text:style-name="T5">ServerSocket</text:span> → Constains the configuration of a connection link in the part of the server;</text:p>
        </text:list-item>
      </text:list>
      <text:p text:style-name="Text_20_body"/>
      <text:p text:style-name="Text_20_body"/>
      <text:p text:style-name="P5">CLASSES</text:p>
      <text:list xml:id="list173638532570598" text:continue-numbering="true" text:style-name="WW8Num2">
        <text:list-item>
          <text:p text:style-name="P18">SocketHint → To configure <text:span text:style-name="T6">clients socket;</text:span></text:p>
        </text:list-item>
        <text:list-item>
          <text:p text:style-name="P19">ServerSocketHints → To configure server socket, as the timeout connections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><text:soft-page-break/>Server Socket Config</text:p>
      <text:p text:style-name="P15"/>
      <text:p text:style-name="P20">ServerSocket server = Gdx.net.newServerSocket(Protocol.TCP, localhost, </text:p>
      <text:p text:style-name="P20">6066, new ServerSocketHints());</text:p>
      <text:p text:style-name="Text_20_body"/>
      <text:p text:style-name="Text_20_body"/>
      <text:p text:style-name="P21"/>
      <text:p text:style-name="P21"/>
      <text:p text:style-name="P21">If we need to change the timeout connection, for example, the new way is the following:</text:p>
      <text:p text:style-name="Text_20_body"/>
      <text:p text:style-name="P8">ServerSocketHints hints = new ServerSocketHints();</text:p>
      <text:p text:style-name="P8">hints.acceptTimeout = <text:span text:style-name="T7">500</text:span>;<text:tab/><text:tab/>// The time is in milliseconds.</text:p>
      <text:p text:style-name="P8"/>
      <text:p text:style-name="P7">ServerSocket server = new Gdx.net.newServerSocket(Protocol.TCP, 6066, <text:span text:style-name="T8">hints</text:span>);</text:p>
      <text:p text:style-name="Text_20_body">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6"><text:soft-page-break/>Client Socket Config</text:p>
      <text:p text:style-name="P16"/>
      <text:p text:style-name="P9">Socket socket = Gdx.net.newClientSocket(Protocol.TCP, 123.456.789, 6066, new SocketHints());</text:p>
      <text:p text:style-name="Text_20_body"/>
      <text:p text:style-name="P23"/>
      <text:p text:style-name="P23"/>
      <text:p text:style-name="P23"/>
      <text:p text:style-name="P22">The same as change the timeout connection in the part of server, we make the following <text:span text:style-name="T10">for</text:span> the client:</text:p>
      <text:p text:style-name="P22"/>
      <text:p text:style-name="P10">SocketHints socketHints = new SocketHints();</text:p>
      <text:p text:style-name="P10">socketHints.connectTimeout = 20<text:span text:style-name="T9">0</text:span>0;<text:tab/><text:tab/>// The time is in milliseconds.</text:p>
      <text:p text:style-name="P10"/>
      <text:p text:style-name="P9">Socket socket = Gdx.net.newClientSocket(Protocol.TCP, 123.456.789, 6066, <text:span text:style-name="T11">socketHints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Juanjo3" draw:style="axial" draw:start-color="#ffffff" draw:end-color="#cfe7f5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axial" draw:start-color="#fffdf3" draw:end-color="#cd8742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33%" draw:angle="0" draw:border="0%"/>
    <draw:marker draw:name="Arrow" svg:viewBox="0 0 20 30" svg:d="M10 0l-10 30h20z"/>
    <draw:marker draw:name="Fin_20_de_20_línea_20_1" draw:display-name="Fin de línea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1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Enumeración_20_Contraste" style:display-name="Enumeración Contraste" style:family="paragraph" style:parent-style-name="Enumearación" style:list-style-name="WW8Num2">
      <loext:graphic-properties draw:fill="solid" draw:fill-color="#402000" draw:fill-image-width="0cm" draw:fill-image-height="0cm"/>
      <style:paragraph-properties fo:background-color="#402000" fo:padding="0.049cm" fo:border="0.06pt solid #402000" style:shadow="#a85300 0.101cm 0.101cm" style:writing-mode="lr-tb"/>
      <style:text-properties fo:color="#fffdf3" fo:background-color="transparent"/>
    </style:style>
    <style:style style:name="CabeceraTablaPequeñ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fill-gradient-name="Tango_20_Green" draw:gradient-step-count="0" draw:opacity="100%"/>
      <style:paragraph-properties fo:margin-left="0.199cm" fo:margin-right="0cm" fo:text-indent="0cm" style:auto-text-indent="false"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normal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loext:graphic-properties draw:fill="solid" draw:fill-color="#fffdf3"/>
      <style:paragraph-properties fo:margin-left="0.3cm" fo:margin-right="0.3cm" fo:text-indent="0cm" style:auto-text-indent="false" fo:background-color="#fffdf3" fo:padding="0.15cm" fo:border="0.06pt solid #8b4513" style:writing-mode="page"/>
      <style:text-properties fo:color="#402000" fo:font-weight="normal" style:font-weight-asian="bold" style:font-weight-complex="bold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.101cm" fo:margin-bottom="0.101cm" loext:contextual-spacing="false" fo:text-indent="0cm" style:auto-text-indent="false" fo:padding="0.499cm" fo:border="0.06pt solid #a85300" style:writing-mode="page"/>
      <style:text-properties fo:font-size="16pt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Enumeración_20_resaltada" style:display-name="Enumeración resaltada" style:family="paragraph" style:parent-style-name="Enumearación">
      <loext:graphic-properties draw:fill="gradient" draw:fill-gradient-name="gradient" draw:gradient-step-count="0" draw:opacity="50%" draw:opacity-name="Transparency_20_2" draw:fill-image-width="0cm" draw:fill-image-height="0cm"/>
      <style:paragraph-properties fo:background-color="#e6c29b" fo:padding-left="0.199cm" fo:padding-right="0.199cm" fo:padding-top="0.199cm" fo:padding-bottom="0.4cm" fo:border="0.06pt solid #cfe7f5" style:shadow="none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cción" style:family="paragraph" style:parent-style-name="Titulo1" style:default-outline-level="" style:list-style-name="">
      <style:paragraph-properties fo:text-align="center" style:justify-single-word="false"/>
      <style:text-properties fo:font-size="80pt" officeooo:rsid="028b126e" style:font-size-asian="80pt" style:font-size-complex="80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 loext:shadow="none"/>
    </style:style>
    <style:style style:name="Numbering_20_Symbols" style:display-name="Numbering Symbols" style:family="text"/>
    <style:style style:name="Resaltado_20_Pequeño" style:display-name="Resaltado Pequeño" style:family="text" style:parent-style-name="Resaltado">
      <style:text-properties fo:font-size="16pt" style:font-size-asian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MP2" style:family="paragraph" style:parent-style-name="CabeceraTablaPequeñ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2fe699e"/>
    </style:style>
    <style:style style:name="MT3" style:family="text">
      <style:text-properties officeooo:rsid="02f74ed0"/>
    </style:style>
    <style:style style:name="MT4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 draw:opacity-name="Transparency_20_1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7"><draw:image xlink:href="Pictures/10000201000000440000004C14C3A48DBEC8A417.png" xlink:type="simple" xlink:show="embed" xlink:actuate="onLoad" loext:mime-type="image/png"/></draw:frame><text:span text:style-name="MT1"><text:tab/></text:span>IES Doctor Balmis<text:tab/><text:span text:style-name="MT2">PDDM 2º Game Developing </text:span><text:line-break/><text:tab/><text:span text:style-name="MT3">Stiudent: Enrique Jose Parraga Arreciado</text:span>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3"><draw:text-box><text:p text:style-name="Footer"><text:span text:style-name="Page_20_Number"><text:span text:style-name="MT4"><text:page-number text:select-page="current">1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528</meta:editing-cycles>
    <meta:editing-duration>P1DT10H24M54S</meta:editing-duration>
    <meta:generator>LibreOffice/6.1.4.2$Windows_X86_64 LibreOffice_project/9d0f32d1f0b509096fd65e0d4bec26ddd1938fd3</meta:generator>
    <dc:date>2019-01-20T17:36:18.225000000</dc:date>
    <meta:document-statistic meta:table-count="0" meta:image-count="1" meta:object-count="0" meta:page-count="4" meta:paragraph-count="26" meta:word-count="177" meta:character-count="1284" meta:non-whitespace-character-count="1127"/>
  </office:meta>
</office:document-meta>
</file>